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38cm" fo:min-width="2.83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51cm" fo:min-width="2.11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55cm" fo:min-width="4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3.20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932cm" fo:min-width="3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3.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8cm" fo:min-width="1.9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cm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68cm" fo:min-width="3.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851cm" fo:min-width="3.02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4cm" svg:x="8.3cm" svg:y="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4.3cm" svg:height="2.1cm" svg:x="7.9cm" svg:y="3cm">
          <text:p text:style-name="P1">Ввод Е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layer="layout" svg:width="4.9cm" svg:height="4.8cm" svg:x="7.5cm" svg:y="5.6cm">
          <text:p text:style-name="P1">Lastc=1</text:p>
          <text:p text:style-name="P1">Lastz=1</text:p>
          <text:p text:style-name="P1">Ch = 1</text:p>
          <text:p text:style-name="P1">Zn = 1</text:p>
          <text:p text:style-name="P1">Q = 1</text:p>
          <text:p text:style-name="P1">Sum = 1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2" draw:layer="layout" svg:width="3.7cm" svg:height="2.4cm" svg:x="6.4cm" svg:y="11.1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5" draw:text-style-name="P2" draw:layer="layout" svg:width="3.5cm" svg:height="2.4cm" svg:x="10.1cm" svg:y="11.1cm">
            <text:p/>
  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  </draw:custom-shape>
        </draw:g>
        <draw:custom-shape draw:style-name="gr6" draw:text-style-name="P3" draw:layer="layout" svg:width="3.6cm" svg:height="2.182cm" svg:x="8.4cm" svg:y="11.2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2cm" svg:height="4.2cm" svg:x="8cm" svg:y="14.1cm">
          <text:p text:style-name="P1">Lastc += 2;</text:p>
          <text:p text:style-name="P1">Lastz += 3;</text:p>
          <text:p text:style-name="P1">ch *= lastc;</text:p>
          <text:p text:style-name="P1">zn *= lastz;</text:p>
          <text:p text:style-name="P1">q = ch/zn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" draw:id="id1" draw:layer="layout" svg:width="4.9cm" svg:height="4.1cm" svg:x="7.7cm" svg:y="18.8cm">
          <text:p text:style-name="P1">|q| &lt; E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layer="layout" svg:width="4.7cm" svg:height="1.6cm" svg:x="7.9cm" svg:y="23.4cm">
          <text:p text:style-name="P1">Sum += q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0" draw:text-style-name="P2" draw:layer="layout" svg:width="3.7cm" svg:height="2cm" svg:x="6.6cm" svg:y="25.8cm">
            <text:p/>
            <draw:enhanced-geometry svg:viewBox="0 0 21600 21600" draw:glue-points="10800 0 0 10800 10800 21600 21600 10800" draw:text-areas="0 4300 21600 21600" draw:mirror-vertical="true" draw:type="flowchart-card" draw:enhanced-path="M 4300 0 L 21600 0 21600 21600 0 21600 0 4300 4300 0 Z N"/>
          </draw:custom-shape>
          <draw:custom-shape draw:style-name="gr11" draw:text-style-name="P2" draw:layer="layout" svg:width="3.5cm" svg:height="2cm" svg:x="10.3cm" svg:y="25.8cm">
            <text:p/>
            <draw:enhanced-geometry svg:viewBox="0 0 21600 21600" draw:glue-points="10800 0 0 10800 10800 21600 21600 10800" draw:text-areas="0 4300 21600 21600" draw:mirror-horizontal="true" draw:mirror-vertical="true" draw:type="flowchart-card" draw:enhanced-path="M 4300 0 L 21600 0 21600 21600 0 21600 0 4300 4300 0 Z N"/>
          </draw:custom-shape>
        </draw:g>
        <draw:custom-shape draw:style-name="gr12" draw:text-style-name="P3" draw:layer="layout" svg:width="3.6cm" svg:height="1.818cm" svg:x="8.6cm" svg:y="25.86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3" draw:text-style-name="P2" draw:layer="layout" svg:width="5.799cm" svg:height="2.1cm" svg:x="7.301cm" svg:y="28.8cm">
          <text:p text:style-name="P1">Вывод S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2" draw:layer="layout" svg:x1="10.1cm" svg:y1="2.4cm" svg:x2="10.1cm" svg:y2="3cm">
          <text:p/>
        </draw:line>
        <draw:line draw:style-name="gr14" draw:text-style-name="P2" draw:layer="layout" svg:x1="10.1cm" svg:y1="5.1cm" svg:x2="10.1cm" svg:y2="5.6cm">
          <text:p/>
        </draw:line>
        <draw:line draw:style-name="gr14" draw:text-style-name="P2" draw:layer="layout" svg:x1="10.1cm" svg:y1="11.1cm" svg:x2="10.1cm" svg:y2="10.4cm">
          <text:p/>
        </draw:line>
        <draw:line draw:style-name="gr14" draw:text-style-name="P2" draw:layer="layout" svg:x1="10.1cm" svg:y1="14.1cm" svg:x2="10.1cm" svg:y2="13.5cm">
          <text:p/>
        </draw:line>
        <draw:line draw:style-name="gr14" draw:text-style-name="P2" draw:layer="layout" svg:x1="10.1cm" svg:y1="18.3cm" svg:x2="10.1cm" svg:y2="18.9cm">
          <text:p/>
        </draw:line>
        <draw:line draw:style-name="gr14" draw:text-style-name="P2" draw:layer="layout" svg:x1="10.1cm" svg:y1="22.9cm" svg:x2="10.1cm" svg:y2="23.4cm">
          <text:p/>
        </draw:line>
        <draw:line draw:style-name="gr14" draw:text-style-name="P2" draw:layer="layout" svg:x1="10.3cm" svg:y1="25.8cm" svg:x2="10.3cm" svg:y2="24.9cm">
          <text:p/>
        </draw:line>
        <draw:line draw:style-name="gr14" draw:text-style-name="P2" xml:id="id2" draw:id="id2" draw:layer="layout" svg:x1="10.3cm" svg:y1="28.8cm" svg:x2="10.3cm" svg:y2="27.7cm">
          <text:p/>
        </draw:line>
        <draw:connector draw:style-name="gr15" draw:text-style-name="P2" draw:layer="layout" draw:line-skew="1.698cm" svg:x1="12.6cm" svg:y1="20.85cm" svg:x2="10.3cm" svg:y2="28.25cm" draw:start-shape="id1" draw:start-glue-point="7" draw:end-shape="id2" draw:end-glue-point="1" svg:d="M12600 20850h2200v7400h-4500" svg:viewBox="0 0 4501 7401">
          <text:p/>
        </draw:connector>
        <draw:frame draw:style-name="gr16" draw:text-style-name="P4" draw:layer="layout" svg:width="1.332cm" svg:height="0.988cm" svg:x="13.5cm" svg:y="20cm">
          <draw:text-box>
            <text:p>да</text:p>
          </draw:text-box>
        </draw:frame>
        <draw:frame draw:style-name="gr16" draw:text-style-name="P4" draw:layer="layout" svg:width="1.675cm" svg:height="0.988cm" svg:x="10cm" svg:y="22.6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7:47:42.459515877</meta:creation-date>
    <dc:date>2015-04-16T18:20:20.962378647</dc:date>
    <meta:editing-duration>PT8M29S</meta:editing-duration>
    <meta:editing-cycles>1</meta:editing-cycles>
    <meta:document-statistic meta:object-count="26"/>
    <meta:generator>LibreOffice/4.4.1.2$Linux_X86_64 LibreOffice_project/40m0$Build-2</meta:generator>
  </office:meta>
</office:document-meta>
</file>